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52a" officeooo:paragraph-rsid="001c352a"/>
    </style:style>
    <style:style style:name="P2" style:family="paragraph" style:parent-style-name="Standard">
      <style:paragraph-properties fo:text-align="center" style:justify-single-word="false"/>
      <style:text-properties officeooo:rsid="001c352a" officeooo:paragraph-rsid="001c352a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352a" officeooo:paragraph-rsid="001c352a"/>
    </style:style>
    <style:style style:name="P4" style:family="paragraph" style:parent-style-name="Standard">
      <style:text-properties officeooo:rsid="001e0255" officeooo:paragraph-rsid="001e0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vilket kön är det på djuret</text:p>
      <text:p text:style-name="P2"></text:p>
      <text:p text:style-name="P2">hona hane annat</text:p>
      <text:p text:style-name="P3"><text:s text:c="2"/></text:p>
      <text:p text:style-name="P3">vad har du för djur?</text:p>
      <text:p text:style-name="P2"></text:p>
      <text:p text:style-name="P2">Katt Hund gnagare fisk</text:p>
      <text:p text:style-name="P2"></text:p>
      <text:p text:style-name="P1"></text:p>
      <text:p text:style-name="P1"/>
      <text:p text:style-name="P1">spräcklig</text:p>
      <text:p text:style-name="P1"/>
      <text:p text:style-name="P1">en färgad</text:p>
      <text:p text:style-name="P1"/>
      <text:p text:style-name="P1"/>
      <text:p text:style-name="P4"/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3:37:37.739290421</meta:creation-date>
    <dc:date>2015-06-29T14:56:07.121478722</dc:date>
    <meta:editing-duration>PT33M8S</meta:editing-duration>
    <meta:editing-cycles>1</meta:editing-cycles>
    <meta:document-statistic meta:table-count="0" meta:image-count="0" meta:object-count="0" meta:page-count="1" meta:paragraph-count="12" meta:word-count="21" meta:character-count="115" meta:non-whitespace-character-count="87"/>
    <meta:generator>LibreOffice/4.2.8.2$Linux_X86_64 LibreOffice_project/420m0$Build-2</meta:generator>
  </office:meta>
</office:document-meta>
</file>